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24.009cm" svg:height="15.459cm" svg:x="6.773cm" svg:y="3.771cm">
            <draw:object draw:notify-on-update-of-ranges="Tabelle1.A2:Tabelle1.A49 Tabelle1.B2:Tabelle1.B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5.3" calcext:value-type="float">
            <text:p>5,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.4" calcext:value-type="float">
            <text:p>6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18-09-17T18:06:15.146675228</meta:creation-date>
    <meta:generator>LibreOffice/4.3.3.2$Linux_X86_64 LibreOffice_project/430m0$Build-2</meta:generator>
    <dc:date>2018-09-18T20:50:29.073227412</dc:date>
    <dc:creator>os </dc:creator>
    <meta:editing-duration>PT7H28M53S</meta:editing-duration>
    <meta:editing-cycles>3</meta:editing-cycles>
    <meta:document-statistic meta:table-count="1" meta:cell-count="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01cm" svg:height="15.46cm" xlink:href=".." xlink:type="simple" chart:class="chart:scatter" chart:style-name="ch1">
        <chart:legend chart:legend-position="end" svg:x="21.343cm" svg:y="7.431cm" style:legend-expansion="high" chart:style-name="ch2"/>
        <chart:plot-area chart:style-name="ch3" table:cell-range-address="Tabelle1.A2:Tabelle1.B49" svg:x="1.491cm" svg:y="0.309cm" svg:width="19.372cm" svg:height="13.861cm">
          <chartooo:coordinate-region svg:x="1.927cm" svg:y="0.509cm" svg:width="18.564cm" svg:height="13.014cm"/>
          <chart:axis chart:dimension="x" chart:name="primary-x" chart:style-name="ch4">
            <chart:title svg:x="10.882cm" svg:y="14.479cm" chart:style-name="ch5">
              <text:p>mA</text:p>
            </chart:title>
          </chart:axis>
          <chart:axis chart:dimension="y" chart:name="primary-y" chart:style-name="ch4">
            <chart:title svg:x="0.451cm" svg:y="7.402cm" chart:style-name="ch6">
              <text:p>V</text:p>
            </chart:title>
            <chart:grid chart:style-name="ch7" chart:class="major"/>
          </chart:axis>
          <chart:series chart:style-name="ch8" chart:values-cell-range-address="Tabelle1.B2:Tabelle1.B49" chart:class="chart:scatter">
            <chart:domain table:cell-range-address="Tabelle1.A2:Tabelle1.A49"/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49</svg:desc>
                </draw:g>
              </table:table-cell>
              <table:table-cell office:value-type="float" office:value="1.7">
                <text:p>1.7</text:p>
                <draw:g>
                  <svg:desc>Tabelle1.B2:Tabelle1.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">
                <text:p>17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0">
                <text:p>2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0">
                <text:p>23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">
                <text:p>29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0">
                <text:p>34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0">
                <text:p>38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0">
                <text:p>4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0">
                <text:p>47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0">
                <text:p>49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0">
                <text:p>53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0">
                <text:p>56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">
                <text:p>60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0">
                <text:p>64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0">
                <text:p>67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">
                <text:p>70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0">
                <text:p>74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0">
                <text:p>7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0">
                <text:p>81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0">
                <text:p>85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0">
                <text:p>94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0">
                <text:p>97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0">
                <text:p>102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50">
                <text:p>105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80">
                <text:p>108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00">
                <text:p>110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60">
                <text:p>11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00">
                <text:p>120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40">
                <text:p>124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0">
                <text:p>128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00">
                <text:p>130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20">
                <text:p>132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60">
                <text:p>136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10">
                <text:p>141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50">
                <text:p>145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0">
                <text:p>150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20">
                <text:p>15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00">
                <text:p>160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0">
                <text:p>165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70">
                <text:p>167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80">
                <text:p>1680</text:p>
              </table:table-cell>
              <table:table-cell office:value-type="float" office:value="6.4">
                <text:p>6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